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</office:font-face-decls>
  <office:automatic-styles>
    <style:style style:name="P1" style:family="paragraph" style:parent-style-name="Heading_20_3">
      <style:paragraph-properties fo:text-align="start" style:justify-single-word="false" style:writing-mode="lr-tb"/>
      <style:text-properties officeooo:paragraph-rsid="000bf4e4"/>
    </style:style>
    <style:style style:name="P2" style:family="paragraph" style:parent-style-name="Heading_20_3">
      <style:paragraph-properties fo:margin-top="0cm" fo:margin-bottom="0.247cm" style:contextual-spacing="false" fo:text-align="start" style:justify-single-word="false" style:writing-mode="lr-tb"/>
      <style:text-properties style:text-underline-style="none" fo:font-weight="normal" officeooo:rsid="000bf4e4" officeooo:paragraph-rsid="000bf4e4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a8aac" officeooo:paragraph-rsid="000a8aac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paragraph-rsid="000bf4e4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0bf4e4" officeooo:paragraph-rsid="000bf4e4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text-underline-style="none" officeooo:paragraph-rsid="000bf4e4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0bf4e4"/>
    </style:style>
    <style:style style:name="P8" style:family="paragraph" style:parent-style-name="Standard">
      <style:paragraph-properties fo:text-align="start" style:justify-single-word="false" style:writing-mode="lr-tb"/>
      <style:text-properties fo:font-weight="bold" officeooo:paragraph-rsid="000bf4e4" style:font-weight-asian="bold" style:font-weight-complex="bold"/>
    </style:style>
    <style:style style:name="P9" style:family="paragraph" style:parent-style-name="Text_20_body" style:list-style-name="WWNum1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10" style:family="paragraph" style:parent-style-name="Text_20_body" style:list-style-name="WWNum1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11" style:family="paragraph" style:parent-style-name="Text_20_body" style:list-style-name="WWNum2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12" style:family="paragraph" style:parent-style-name="Text_20_body" style:list-style-name="WWNum3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13" style:family="paragraph" style:parent-style-name="Text_20_body" style:list-style-name="WWNum3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14" style:family="paragraph" style:parent-style-name="Text_20_body" style:list-style-name="WWNum4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15" style:family="paragraph" style:parent-style-name="Text_20_body" style:list-style-name="WWNum5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16" style:family="paragraph" style:parent-style-name="Text_20_body" style:list-style-name="WWNum5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17" style:family="paragraph" style:parent-style-name="Text_20_body" style:list-style-name="WWNum6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18" style:family="paragraph" style:parent-style-name="Text_20_body" style:list-style-name="WWNum6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19" style:family="paragraph" style:parent-style-name="Text_20_body" style:list-style-name="WWNum2">
      <style:paragraph-properties fo:margin-left="2.50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  <style:text-properties officeooo:paragraph-rsid="000bf4e4"/>
    </style:style>
    <style:style style:name="P20" style:family="paragraph" style:parent-style-name="Text_20_body" style:list-style-name="WWNum2">
      <style:paragraph-properties fo:margin-left="2.501cm" fo:margin-right="0cm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  <style:text-properties officeooo:paragraph-rsid="000bf4e4"/>
    </style:style>
    <style:style style:name="P21" style:family="paragraph" style:parent-style-name="Text_20_body" style:list-style-name="WWNum4">
      <style:paragraph-properties fo:margin-left="2.50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  <style:text-properties officeooo:paragraph-rsid="000bf4e4"/>
    </style:style>
    <style:style style:name="P22" style:family="paragraph" style:parent-style-name="Text_20_body" style:list-style-name="WWNum4">
      <style:paragraph-properties fo:margin-left="2.501cm" fo:margin-right="0cm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  <style:text-properties officeooo:paragraph-rsid="000bf4e4"/>
    </style:style>
    <style:style style:name="P23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writing-mode="lr-tb"/>
      <style:text-properties officeooo:paragraph-rsid="000bf4e4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paragraph-rsid="000bf4e4"/>
    </style:style>
    <style:style style:name="P25" style:family="paragraph" style:parent-style-name="Text_20_body">
      <style:paragraph-properties fo:margin-top="0cm" fo:margin-bottom="0.247cm" style:contextual-spacing="false" fo:text-align="start" style:justify-single-word="false" style:writing-mode="lr-tb"/>
      <style:text-properties officeooo:paragraph-rsid="000bf4e4"/>
    </style:style>
    <style:style style:name="P26" style:family="paragraph" style:parent-style-name="Text_20_body" style:list-style-name="WWNum17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27" style:family="paragraph" style:parent-style-name="Text_20_body" style:list-style-name="WWNum18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28" style:family="paragraph" style:parent-style-name="Text_20_body" style:list-style-name="WWNum18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29" style:family="paragraph" style:parent-style-name="Text_20_body" style:list-style-name="WWNum19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30" style:family="paragraph" style:parent-style-name="Text_20_body" style:list-style-name="WWNum20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31" style:family="paragraph" style:parent-style-name="Text_20_body" style:list-style-name="WWNum20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32" style:family="paragraph" style:parent-style-name="Text_20_body" style:list-style-name="WWNum21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33" style:family="paragraph" style:parent-style-name="Text_20_body" style:list-style-name="WWNum21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34" style:family="paragraph" style:parent-style-name="Text_20_body" style:list-style-name="WWNum22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35" style:family="paragraph" style:parent-style-name="Text_20_body" style:list-style-name="WWNum23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36" style:family="paragraph" style:parent-style-name="Text_20_body" style:list-style-name="WWNum23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37" style:family="paragraph" style:parent-style-name="Text_20_body" style:list-style-name="WWNum24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38" style:family="paragraph" style:parent-style-name="Text_20_body" style:list-style-name="WWNum24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0bf4e4"/>
    </style:style>
    <style:style style:name="P39" style:family="paragraph" style:parent-style-name="Text_20_body" style:list-style-name="WWNum17">
      <style:paragraph-properties fo:margin-left="2.50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  <style:text-properties officeooo:paragraph-rsid="000bf4e4"/>
    </style:style>
    <style:style style:name="P40" style:family="paragraph" style:parent-style-name="Text_20_body" style:list-style-name="WWNum17">
      <style:paragraph-properties fo:margin-left="2.501cm" fo:margin-right="0cm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  <style:text-properties officeooo:paragraph-rsid="000bf4e4"/>
    </style:style>
    <style:style style:name="P41" style:family="paragraph" style:parent-style-name="Text_20_body" style:list-style-name="WWNum19">
      <style:paragraph-properties fo:margin-left="2.50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  <style:text-properties officeooo:paragraph-rsid="000bf4e4"/>
    </style:style>
    <style:style style:name="P42" style:family="paragraph" style:parent-style-name="Text_20_body" style:list-style-name="WWNum19">
      <style:paragraph-properties fo:margin-left="2.501cm" fo:margin-right="0cm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  <style:text-properties officeooo:paragraph-rsid="000bf4e4"/>
    </style:style>
    <style:style style:name="P43" style:family="paragraph" style:parent-style-name="Text_20_body" style:list-style-name="WWNum22">
      <style:paragraph-properties fo:margin-left="2.50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  <style:text-properties officeooo:paragraph-rsid="000bf4e4"/>
    </style:style>
    <style:style style:name="P44" style:family="paragraph" style:parent-style-name="Text_20_body" style:list-style-name="WWNum22">
      <style:paragraph-properties fo:margin-left="2.501cm" fo:margin-right="0cm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  <style:text-properties officeooo:paragraph-rsid="000bf4e4"/>
    </style:style>
    <style:style style:name="P45" style:family="paragraph" style:parent-style-name="Text_20_body">
      <style:paragraph-properties fo:margin-top="0cm" fo:margin-bottom="0.247cm" style:contextual-spacing="false" fo:text-align="start" style:justify-single-word="false" style:writing-mode="lr-tb"/>
      <style:text-properties style:text-underline-style="none" fo:font-weight="normal" officeooo:rsid="000bf4e4" officeooo:paragraph-rsid="000bf4e4" style:font-weight-asian="normal" style:font-weight-complex="normal"/>
    </style:style>
    <style:style style:name="P46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paragraph-rsid="000bf4e4" style:font-weight-asian="normal" style:font-weight-complex="normal"/>
    </style:style>
    <style:style style:name="P47" style:family="paragraph" style:parent-style-name="Text_20_body">
      <style:paragraph-properties fo:margin-top="0cm" fo:margin-bottom="0.247cm" style:contextual-spacing="false" fo:text-align="start" style:justify-single-word="false" style:writing-mode="lr-tb"/>
      <style:text-properties officeooo:rsid="000bf4e4" officeooo:paragraph-rsid="000bf4e4"/>
    </style:style>
    <style:style style:name="P48" style:family="paragraph" style:parent-style-name="Text_20_body">
      <style:paragraph-properties fo:margin-top="0cm" fo:margin-bottom="0cm" style:contextual-spacing="false"/>
      <style:text-properties officeooo:rsid="000bf4e4" officeooo:paragraph-rsid="000bf4e4"/>
    </style:style>
    <style:style style:name="P49" style:family="paragraph" style:parent-style-name="Text_20_body">
      <style:paragraph-properties fo:text-align="start" style:justify-single-word="false" style:writing-mode="lr-tb"/>
      <style:text-properties fo:font-weight="bold" officeooo:rsid="000bf4e4" officeooo:paragraph-rsid="000bf4e4" style:font-weight-asian="bold" style:font-weight-complex="bold"/>
    </style:style>
    <style:style style:name="P50" style:family="paragraph" style:parent-style-name="Text_20_body">
      <style:paragraph-properties fo:text-align="start" style:justify-single-word="false" style:writing-mode="lr-tb"/>
      <style:text-properties fo:font-variant="normal" fo:text-transform="none" fo:color="#0f1923" loext:opacity="100%" style:font-name="Open Sans" fo:font-size="13pt" fo:letter-spacing="normal" fo:font-style="normal" fo:font-weight="normal" officeooo:paragraph-rsid="000bf4e4" style:font-size-asian="13pt" style:font-style-asian="normal" style:font-weight-asian="normal"/>
    </style:style>
    <style:style style:name="P51" style:family="paragraph" style:parent-style-name="Text_20_body" style:list-style-name="L1"/>
    <style:style style:name="P52" style:family="paragraph" style:parent-style-name="Text_20_body" style:list-style-name="L1">
      <style:paragraph-properties fo:margin-top="0cm" fo:margin-bottom="0cm" style:contextual-spacing="false"/>
    </style:style>
    <style:style style:name="P53" style:family="paragraph" style:parent-style-name="Text_20_body">
      <style:paragraph-properties fo:margin-top="0cm" fo:margin-bottom="0cm" style:contextual-spacing="false"/>
    </style:style>
    <style:style style:name="P54" style:family="paragraph" style:parent-style-name="Text_20_body" style:list-style-name="L2"/>
    <style:style style:name="P55" style:family="paragraph" style:parent-style-name="Text_20_body" style:list-style-name="L2">
      <style:paragraph-properties fo:margin-top="0cm" fo:margin-bottom="0cm" style:contextual-spacing="false"/>
    </style:style>
    <style:style style:name="P56" style:family="paragraph" style:parent-style-name="Text_20_body" style:list-style-name="L3"/>
    <style:style style:name="P57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style:font-name="Segoe UI"/>
    </style:style>
    <style:style style:name="T2" style:family="text">
      <style:text-properties style:font-name="Segoe UI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Segoe UI" style:text-underline-style="solid" style:text-underline-width="auto" style:text-underline-color="font-color" fo:font-weight="bold" officeooo:rsid="000bf4e4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variant="normal" fo:text-transform="none" fo:color="#0f1923" loext:opacity="100%" style:font-name="Open Sans" fo:font-size="13pt" fo:letter-spacing="normal" fo:font-style="normal" style:text-underline-style="none" fo:font-weight="normal" style:font-size-asian="13pt" style:font-style-asian="normal" style:font-weight-asian="normal" style:font-weight-complex="bold"/>
    </style:style>
    <style:style style:name="T10" style:family="text">
      <style:text-properties fo:font-variant="normal" fo:text-transform="none" fo:color="#0f1923" loext:opacity="100%" style:font-name="Open Sans" fo:font-size="13pt" fo:letter-spacing="normal" fo:font-style="normal" style:text-underline-style="none" fo:font-weight="normal" style:font-size-asian="13pt" style:font-style-asian="normal" style:font-weight-asian="normal" style:font-weight-complex="normal"/>
    </style:style>
    <style:style style:name="T11" style:family="text">
      <style:text-properties fo:font-variant="normal" fo:text-transform="none" fo:color="#0f1923" loext:opacity="100%" style:font-name="Open Sans" fo:font-size="13pt" fo:letter-spacing="normal" fo:font-style="normal" style:text-underline-style="none" fo:font-weight="bold" style:font-size-asian="13pt" style:font-style-asian="normal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BMS ASSIGNMENT</text:p>
      <text:p text:style-name="P3"/>
      <text:p text:style-name="P7" loext:marker-style-name="T5"><text:span text:style-name="T2">Assignment 1: Analyze a given business scenario and create an ER diagram that includes entities, relationships, attributes, and cardinality. Ensure that the diagram reflects proper normalization up to the third normal form.</text:span><text:span text:style-name="T5"> </text:span></text:p>
      <text:p text:style-name="P6" loext:marker-style-name="T6"/>
      <text:p text:style-name="P6" loext:marker-style-name="T6"/>
      <text:list text:style-name="WWNum1">
        <text:list-item>
          <text:p text:style-name="P9"><text:span text:style-name="Strong">Identify Entities</text:span>: Determine the main objects in the business scenario.</text:p>
        </text:list-item>
        <text:list-item>
          <text:p text:style-name="P9"><text:span text:style-name="Strong">Define Relationships</text:span>: Identify how these entities interact with each other.</text:p>
        </text:list-item>
        <text:list-item>
          <text:p text:style-name="P9"><text:span text:style-name="Strong">List Attributes</text:span>: Specify the properties of each entity.</text:p>
        </text:list-item>
        <text:list-item>
          <text:p text:style-name="P9"><text:span text:style-name="Strong">Determine Cardinality</text:span>: Define the nature of the relationships between entities.</text:p>
        </text:list-item>
        <text:list-item>
          <text:p text:style-name="P10"><text:span text:style-name="Strong">Normalization</text:span>: Ensure the schema is normalized up to the third normal form (3NF).</text:p>
        </text:list-item>
      </text:list>
      <text:h text:style-name="P1" text:outline-level="3">Business Scenario:</text:h>
      <text:p text:style-name="P24">Let's consider a business scenario for an online bookstore. The bookstore maintains information about books, authors, customers, orders, and reviews.</text:p>
      <text:h text:style-name="P1" text:outline-level="3">Entities and Relationships:</text:h>
      <text:list text:style-name="WWNum2">
        <text:list-item>
          <text:p text:style-name="P11"><text:span text:style-name="Strong">Book</text:span></text:p>
          <text:list>
            <text:list-item>
              <text:p text:style-name="P19">Attributes: BookID, Title, ISBN, PublicationDate, Price, StockQuantity, PublisherID (Foreign Key)</text:p>
            </text:list-item>
            <text:list-item>
              <text:p text:style-name="P19">Relationship: A book can be written by multiple authors (many-to-many), a book belongs to one publisher (many-to-one).</text:p>
            </text:list-item>
          </text:list>
        </text:list-item>
        <text:list-item>
          <text:p text:style-name="P11"><text:span text:style-name="Strong">Author</text:span></text:p>
          <text:list>
            <text:list-item>
              <text:p text:style-name="P19">Attributes: AuthorID, FirstName, LastName, Bio</text:p>
            </text:list-item>
            <text:list-item>
              <text:p text:style-name="P19">Relationship: An author can write multiple books (many-to-many).</text:p>
            </text:list-item>
          </text:list>
        </text:list-item>
        <text:list-item>
          <text:p text:style-name="P11"><text:span text:style-name="Strong">Publisher</text:span></text:p>
          <text:list>
            <text:list-item>
              <text:p text:style-name="P19">Attributes: PublisherID, Name, Address, Phone</text:p>
            </text:list-item>
            <text:list-item>
              <text:p text:style-name="P19">Relationship: A publisher can publish multiple books (one-to-many).</text:p>
            </text:list-item>
          </text:list>
        </text:list-item>
        <text:list-item>
          <text:p text:style-name="P11"><text:span text:style-name="Strong">Customer</text:span></text:p>
          <text:list>
            <text:list-item>
              <text:p text:style-name="P19">Attributes: CustomerID, FirstName, LastName, Email, Phone, Address</text:p>
            </text:list-item>
            <text:list-item>
              <text:p text:style-name="P19">Relationship: A customer can place multiple orders (one-to-many), a customer can write multiple reviews (one-to-many).</text:p>
            </text:list-item>
          </text:list>
        </text:list-item>
        <text:list-item>
          <text:p text:style-name="P11"><text:span text:style-name="Strong">Order</text:span></text:p>
          <text:list>
            <text:list-item>
              <text:p text:style-name="P19">Attributes: OrderID, OrderDate, TotalAmount, CustomerID (Foreign Key)</text:p>
            </text:list-item>
            <text:list-item>
              <text:p text:style-name="P19">Relationship: An order can contain multiple books (many-to-many), an order is placed by one customer (many-to-one).</text:p>
            </text:list-item>
          </text:list>
        </text:list-item>
        <text:list-item>
          <text:p text:style-name="P11"><text:span text:style-name="Strong">OrderItem</text:span></text:p>
          <text:list>
            <text:list-item>
              <text:p text:style-name="P19">Attributes: OrderItemID, OrderID (Foreign Key), BookID (Foreign Key), Quantity, Price</text:p>
            </text:list-item>
            <text:list-item>
              <text:p text:style-name="P19">Relationship: This is an associative entity for the many-to-many relationship between Order and Book.</text:p>
            </text:list-item>
          </text:list>
        </text:list-item>
        <text:list-item>
          <text:p text:style-name="P11"><text:soft-page-break/><text:span text:style-name="Strong">Review</text:span></text:p>
          <text:list>
            <text:list-item>
              <text:p text:style-name="P19">Attributes: ReviewID, BookID (Foreign Key), CustomerID (Foreign Key), Rating, Comment, ReviewDate</text:p>
            </text:list-item>
            <text:list-item>
              <text:p text:style-name="P20">Relationship: A review is written by one customer (many-to-one) and pertains to one book (many-to-one).</text:p>
            </text:list-item>
          </text:list>
        </text:list-item>
      </text:list>
      <text:h text:style-name="P1" text:outline-level="3">Normalization:</text:h>
      <text:p text:style-name="P24">Ensure the schema is in 3NF:</text:p>
      <text:list text:style-name="WWNum3">
        <text:list-item>
          <text:p text:style-name="P12"><text:span text:style-name="Strong">1NF</text:span>: Each attribute contains only atomic values, and each record is unique.</text:p>
        </text:list-item>
        <text:list-item>
          <text:p text:style-name="P12"><text:span text:style-name="Strong">2NF</text:span>: Each non-primary-key attribute is fully functionally dependent on the primary key.</text:p>
        </text:list-item>
        <text:list-item>
          <text:p text:style-name="P13"><text:span text:style-name="Strong">3NF</text:span>: All attributes are functionally dependent only on the primary key.</text:p>
        </text:list-item>
      </text:list>
      <text:h text:style-name="P1" text:outline-level="3">ER Diagram:</text:h>
      <text:list text:style-name="WWNum4">
        <text:list-item>
          <text:p text:style-name="P14"><text:span text:style-name="Strong">Entities</text:span> and their attributes:</text:p>
          <text:list>
            <text:list-item>
              <text:p text:style-name="P21"><text:span text:style-name="Strong">Book</text:span>: BookID (PK), Title, ISBN, PublicationDate, Price, StockQuantity, PublisherID (FK)</text:p>
            </text:list-item>
            <text:list-item>
              <text:p text:style-name="P21"><text:span text:style-name="Strong">Author</text:span>: AuthorID (PK), FirstName, LastName, Bio</text:p>
            </text:list-item>
            <text:list-item>
              <text:p text:style-name="P21"><text:span text:style-name="Strong">Publisher</text:span>: PublisherID (PK), Name, Address, Phone</text:p>
            </text:list-item>
            <text:list-item>
              <text:p text:style-name="P21"><text:span text:style-name="Strong">Customer</text:span>: CustomerID (PK), FirstName, LastName, Email, Phone, Address</text:p>
            </text:list-item>
            <text:list-item>
              <text:p text:style-name="P21"><text:span text:style-name="Strong">Order</text:span>: OrderID (PK), OrderDate, TotalAmount, CustomerID (FK)</text:p>
            </text:list-item>
            <text:list-item>
              <text:p text:style-name="P21"><text:span text:style-name="Strong">OrderItem</text:span>: OrderItemID (PK), OrderID (FK), BookID (FK), Quantity, Price</text:p>
            </text:list-item>
            <text:list-item>
              <text:p text:style-name="P21"><text:span text:style-name="Strong">Review</text:span>: ReviewID (PK), BookID (FK), CustomerID (FK), Rating, Comment, ReviewDate</text:p>
            </text:list-item>
          </text:list>
        </text:list-item>
        <text:list-item>
          <text:p text:style-name="P14"><text:span text:style-name="Strong">Relationships</text:span>:</text:p>
          <text:list>
            <text:list-item>
              <text:p text:style-name="P21">Book and Author: Many-to-Many (resolved by a junction table BookAuthor with attributes BookID and AuthorID)</text:p>
            </text:list-item>
            <text:list-item>
              <text:p text:style-name="P21">Book and Publisher: Many-to-One</text:p>
            </text:list-item>
            <text:list-item>
              <text:p text:style-name="P21">Customer and Order: One-to-Many</text:p>
            </text:list-item>
            <text:list-item>
              <text:p text:style-name="P21">Order and Book: Many-to-Many (resolved by OrderItem)</text:p>
            </text:list-item>
            <text:list-item>
              <text:p text:style-name="P21">Customer and Review: One-to-Many</text:p>
            </text:list-item>
            <text:list-item>
              <text:p text:style-name="P22">Book and Review: One-to-Many</text:p>
            </text:list-item>
          </text:list>
        </text:list-item>
      </text:list>
      <text:h text:style-name="P1" text:outline-level="3" loext:marker-style-name="T6"><text:span text:style-name="T6">Step-by-Step Drawing:</text:span></text:h>
      <text:list text:style-name="WWNum5">
        <text:list-item>
          <text:p text:style-name="P15"><text:span text:style-name="Strong">Entities</text:span>: Draw rectangles for each entity.</text:p>
        </text:list-item>
        <text:list-item>
          <text:p text:style-name="P15"><text:span text:style-name="Strong">Attributes</text:span>: Draw ovals for each attribute and connect them to their respective entities.</text:p>
        </text:list-item>
        <text:list-item>
          <text:p text:style-name="P15"><text:span text:style-name="Strong">Relationships</text:span>: Draw diamonds for relationships and connect entities using lines.</text:p>
        </text:list-item>
        <text:list-item>
          <text:p text:style-name="P15"><text:span text:style-name="Strong">Cardinality</text:span>: Label the lines with cardinality (1-to-many, many-to-many).</text:p>
        </text:list-item>
        <text:list-item>
          <text:p text:style-name="P16"><text:span text:style-name="Strong">Normalization</text:span>: Ensure each table is in 3NF.</text:p>
        </text:list-item>
      </text:list>
      <text:p text:style-name="P23"/>
      <text:h text:style-name="P1" text:outline-level="3"><text:soft-page-break/>Detailed ER Diagram:</text:h>
      <text:list text:style-name="WWNum6">
        <text:list-item>
          <text:p text:style-name="P17"><text:span text:style-name="Strong">Book</text:span>: (BookID, Title, ISBN, PublicationDate, Price, StockQuantity, PublisherID)</text:p>
        </text:list-item>
        <text:list-item>
          <text:p text:style-name="P17"><text:span text:style-name="Strong">Author</text:span>: (AuthorID, FirstName, LastName, Bio)</text:p>
        </text:list-item>
        <text:list-item>
          <text:p text:style-name="P17"><text:span text:style-name="Strong">Publisher</text:span>: (PublisherID, Name, Address, Phone)</text:p>
        </text:list-item>
        <text:list-item>
          <text:p text:style-name="P17"><text:span text:style-name="Strong">Customer</text:span>: (CustomerID, FirstName, LastName, Email, Phone, Address)</text:p>
        </text:list-item>
        <text:list-item>
          <text:p text:style-name="P17"><text:span text:style-name="Strong">Order</text:span>: (OrderID, OrderDate, TotalAmount, CustomerID)</text:p>
        </text:list-item>
        <text:list-item>
          <text:p text:style-name="P17"><text:span text:style-name="Strong">OrderItem</text:span>: (OrderItemID, OrderID, BookID, Quantity, Price)</text:p>
        </text:list-item>
        <text:list-item>
          <text:p text:style-name="P17"><text:span text:style-name="Strong">Review</text:span>: (ReviewID, BookID, CustomerID, Rating, Comment, ReviewDate)</text:p>
        </text:list-item>
        <text:list-item>
          <text:p text:style-name="P18"><text:span text:style-name="Strong">BookAuthor</text:span>: (BookID, AuthorID)</text:p>
        </text:list-item>
      </text:list>
      <text:p text:style-name="P24">This ER diagram provides a normalized schema for an online bookstore, capturing all necessary entities, relationships, attributes, and cardinality. Use diagramming tools like Lucidchart, Draw.io, or similar to create a visual representation based on the above details.</text:p>
      <text:p text:style-name="P8"><text:span text:style-name="T6">Diagram Visualization: </text:span></text:p>
      <text:p text:style-name="P6" loext:marker-style-name="T6"/>
      <text:p text:style-name="P7" loext:marker-style-name="T6"><text:span text:style-name="T6">[Customer] --&lt; places --&lt; [Order] --&lt; contains --&lt; [OrderItem] &gt;-- belongs to &gt;-- [Book]</text:span></text:p>
      <text:p text:style-name="P7" loext:marker-style-name="T6"><text:span text:style-name="T6"><text:s text:c="5"/>| <text:s text:c="30"/>| <text:s text:c="39"/>|</text:span></text:p>
      <text:p text:style-name="P7" loext:marker-style-name="T6"><text:span text:style-name="T6"><text:s text:c="4"/>writes <text:s text:c="22"/>| <text:s text:c="30"/>written by</text:span></text:p>
      <text:p text:style-name="P7" loext:marker-style-name="T6"><text:span text:style-name="T6"><text:s text:c="5"/>| <text:s text:c="30"/>| <text:s text:c="39"/>|</text:span></text:p>
      <text:p text:style-name="P7" loext:marker-style-name="T6"><text:span text:style-name="T6"><text:s text:c="4"/>[Review] <text:s text:c="17"/>| <text:s text:c="39"/>|</text:span></text:p>
      <text:p text:style-name="P7" loext:marker-style-name="T6"><text:span text:style-name="T6"><text:s text:c="5"/>| <text:s text:c="30"/>| <text:s text:c="39"/>|</text:span></text:p>
      <text:p text:style-name="P7" loext:marker-style-name="T6"><text:span text:style-name="T6"><text:s text:c="5"/>&gt;-- pertains to --&gt; <text:s text:c="2"/>| <text:s text:c="29"/>[BookAuthor] &gt;-- [Author]</text:span></text:p>
      <text:p text:style-name="P7" loext:marker-style-name="T6"><text:span text:style-name="T6"><text:s text:c="32"/>|</text:span></text:p>
      <text:p text:style-name="P7" loext:marker-style-name="T6"><text:span text:style-name="T6"><text:s text:c="30"/>published by</text:span></text:p>
      <text:p text:style-name="P7" loext:marker-style-name="T6"><text:span text:style-name="T6"><text:s text:c="32"/>|</text:span></text:p>
      <text:p text:style-name="P7" loext:marker-style-name="T6"><text:span text:style-name="T6"><text:s text:c="30"/>[Publisher]</text:span></text:p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4" loext:marker-style-name="T6"/>
      <text:p text:style-name="P4" loext:marker-style-name="T6"/>
      <text:p text:style-name="P5" loext:marker-style-name="T6"><text:soft-page-break/>Assignment 2:<text:span text:style-name="T1">Create an ER diagram for car rental system</text:span> </text:p>
      <text:p text:style-name="P5" loext:marker-style-name="T6"/>
      <text:h text:style-name="P1" text:outline-level="3" loext:marker-style-name="T7"><text:span text:style-name="T7">Entities and Attributes:</text:span></text:h>
      <text:list text:style-name="WWNum17">
        <text:list-item>
          <text:p text:style-name="P26"><text:span text:style-name="Strong">CAR</text:span></text:p>
          <text:list>
            <text:list-item>
              <text:p text:style-name="P39">CarID (Primary Key)</text:p>
            </text:list-item>
            <text:list-item>
              <text:p text:style-name="P39">Model</text:p>
            </text:list-item>
            <text:list-item>
              <text:p text:style-name="P39">Make</text:p>
            </text:list-item>
            <text:list-item>
              <text:p text:style-name="P39">Year</text:p>
            </text:list-item>
            <text:list-item>
              <text:p text:style-name="P39">Status (rented, available, or maintenance)</text:p>
            </text:list-item>
          </text:list>
        </text:list-item>
        <text:list-item>
          <text:p text:style-name="P26"><text:span text:style-name="Strong">Customer</text:span></text:p>
          <text:list>
            <text:list-item>
              <text:p text:style-name="P39">CustID (Primary Key)</text:p>
            </text:list-item>
            <text:list-item>
              <text:p text:style-name="P39">Name</text:p>
            </text:list-item>
            <text:list-item>
              <text:p text:style-name="P39">Address</text:p>
            </text:list-item>
            <text:list-item>
              <text:p text:style-name="P39">Phone</text:p>
            </text:list-item>
          </text:list>
        </text:list-item>
        <text:list-item>
          <text:p text:style-name="P26"><text:span text:style-name="Strong">Rental</text:span></text:p>
          <text:list>
            <text:list-item>
              <text:p text:style-name="P39">RentalID (Primary Key)</text:p>
            </text:list-item>
            <text:list-item>
              <text:p text:style-name="P39">CarID (Foreign Key)</text:p>
            </text:list-item>
            <text:list-item>
              <text:p text:style-name="P39">CustID (Foreign Key)</text:p>
            </text:list-item>
            <text:list-item>
              <text:p text:style-name="P39">RentalDate</text:p>
            </text:list-item>
            <text:list-item>
              <text:p text:style-name="P39">ReturnDate</text:p>
            </text:list-item>
          </text:list>
        </text:list-item>
        <text:list-item>
          <text:p text:style-name="P26"><text:span text:style-name="Strong">Location</text:span></text:p>
          <text:list>
            <text:list-item>
              <text:p text:style-name="P39">LocationID (Primary Key)</text:p>
            </text:list-item>
            <text:list-item>
              <text:p text:style-name="P39">Address</text:p>
            </text:list-item>
          </text:list>
        </text:list-item>
        <text:list-item>
          <text:p text:style-name="P26"><text:span text:style-name="Strong">CarLocation</text:span></text:p>
          <text:list>
            <text:list-item>
              <text:p text:style-name="P39">CarID (Foreign Key)</text:p>
            </text:list-item>
            <text:list-item>
              <text:p text:style-name="P40">LocationID (Foreign Key)</text:p>
            </text:list-item>
          </text:list>
        </text:list-item>
      </text:list>
      <text:h text:style-name="P1" text:outline-level="3">Relationships:</text:h>
      <text:list text:style-name="WWNum18">
        <text:list-item>
          <text:p text:style-name="P27">A <text:span text:style-name="Strong">CAR</text:span> can have multiple <text:span text:style-name="Strong">Rentals</text:span> (One-to-Many).</text:p>
        </text:list-item>
        <text:list-item>
          <text:p text:style-name="P27">A <text:span text:style-name="Strong">Customer</text:span> can have multiple <text:span text:style-name="Strong">Rentals</text:span> (One-to-Many).</text:p>
        </text:list-item>
        <text:list-item>
          <text:p text:style-name="P27">A <text:span text:style-name="Strong">CAR</text:span> can be located at multiple <text:span text:style-name="Strong">Locations</text:span> over time (Many-to-Many via <text:span text:style-name="Strong">CarLocation</text:span>).</text:p>
        </text:list-item>
        <text:list-item>
          <text:p text:style-name="P28">A <text:span text:style-name="Strong">Location</text:span> can have multiple <text:span text:style-name="Strong">Cars</text:span> (Many-to-Many via <text:span text:style-name="Strong">CarLocation</text:span>).</text:p>
        </text:list-item>
      </text:list>
      <text:h text:style-name="P1" text:outline-level="3" loext:marker-style-name="T7"><text:span text:style-name="T7">Detailed ER Diagram:</text:span></text:h>
      <text:list text:style-name="WWNum19">
        <text:list-item>
          <text:p text:style-name="P29"><text:span text:style-name="Strong">CAR</text:span>:</text:p>
          <text:list>
            <text:list-item>
              <text:p text:style-name="P41">CarID (PK)</text:p>
            </text:list-item>
            <text:list-item>
              <text:p text:style-name="P41">Model</text:p>
            </text:list-item>
            <text:list-item>
              <text:p text:style-name="P41">Make</text:p>
            </text:list-item>
            <text:list-item>
              <text:p text:style-name="P41">Year</text:p>
            </text:list-item>
            <text:list-item>
              <text:p text:style-name="P41">Status</text:p>
            </text:list-item>
          </text:list>
        </text:list-item>
        <text:list-item>
          <text:p text:style-name="P29"><text:soft-page-break/><text:span text:style-name="Strong">Customer</text:span>:</text:p>
          <text:list>
            <text:list-item>
              <text:p text:style-name="P41">CustID (PK)</text:p>
            </text:list-item>
            <text:list-item>
              <text:p text:style-name="P41">Name</text:p>
            </text:list-item>
            <text:list-item>
              <text:p text:style-name="P41">Address</text:p>
            </text:list-item>
            <text:list-item>
              <text:p text:style-name="P41">Phone</text:p>
            </text:list-item>
          </text:list>
        </text:list-item>
        <text:list-item>
          <text:p text:style-name="P29"><text:span text:style-name="Strong">Rental</text:span>:</text:p>
          <text:list>
            <text:list-item>
              <text:p text:style-name="P41">RentalID (PK)</text:p>
            </text:list-item>
            <text:list-item>
              <text:p text:style-name="P41">CarID (FK)</text:p>
            </text:list-item>
            <text:list-item>
              <text:p text:style-name="P41">CustID (FK)</text:p>
            </text:list-item>
            <text:list-item>
              <text:p text:style-name="P41">RentalDate</text:p>
            </text:list-item>
            <text:list-item>
              <text:p text:style-name="P41">ReturnDate</text:p>
            </text:list-item>
          </text:list>
        </text:list-item>
        <text:list-item>
          <text:p text:style-name="P29"><text:span text:style-name="Strong">Location</text:span>:</text:p>
          <text:list>
            <text:list-item>
              <text:p text:style-name="P41">LocationID (PK)</text:p>
            </text:list-item>
            <text:list-item>
              <text:p text:style-name="P41">Address</text:p>
            </text:list-item>
          </text:list>
        </text:list-item>
        <text:list-item>
          <text:p text:style-name="P29"><text:span text:style-name="Strong">CarLocation</text:span>:</text:p>
          <text:list>
            <text:list-item>
              <text:p text:style-name="P41">CarID (FK)</text:p>
            </text:list-item>
            <text:list-item>
              <text:p text:style-name="P42">LocationID (FK)</text:p>
            </text:list-item>
          </text:list>
        </text:list-item>
      </text:list>
      <text:h text:style-name="P1" text:outline-level="3">Relationships:</text:h>
      <text:list text:style-name="WWNum20">
        <text:list-item>
          <text:p text:style-name="P30"><text:span text:style-name="Strong">CAR</text:span> ───&lt; <text:span text:style-name="Strong">Rental</text:span>: One-to-Many (One Car to Many Rentals)</text:p>
        </text:list-item>
        <text:list-item>
          <text:p text:style-name="P30"><text:span text:style-name="Strong">Customer</text:span> ───&lt; <text:span text:style-name="Strong">Rental</text:span>: One-to-Many (One Customer to Many Rentals)</text:p>
        </text:list-item>
        <text:list-item>
          <text:p text:style-name="P30"><text:span text:style-name="Strong">CAR</text:span> ───&lt; <text:span text:style-name="Strong">CarLocation</text:span>: Many-to-Many (Many Cars to Many Locations)</text:p>
        </text:list-item>
        <text:list-item>
          <text:p text:style-name="P31"><text:span text:style-name="Strong">Location</text:span> ───&lt; <text:span text:style-name="Strong">CarLocation</text:span>: Many-to-Many (Many Locations to Many Cars)</text:p>
        </text:list-item>
      </text:list>
      <text:h text:style-name="P1" text:outline-level="3">Diagram Steps:</text:h>
      <text:list text:style-name="WWNum21">
        <text:list-item>
          <text:p text:style-name="P32"><text:span text:style-name="Strong">Draw Rectangles</text:span>: Draw rectangles for each entity.</text:p>
        </text:list-item>
        <text:list-item>
          <text:p text:style-name="P32"><text:span text:style-name="Strong">Add Attributes</text:span>: Inside each rectangle, list the attributes.</text:p>
        </text:list-item>
        <text:list-item>
          <text:p text:style-name="P32"><text:span text:style-name="Strong">Connect Entities</text:span>: Use lines to connect entities that have relationships.</text:p>
        </text:list-item>
        <text:list-item>
          <text:p text:style-name="P32"><text:span text:style-name="Strong">Add Diamonds</text:span>: Use diamonds to represent relationships if needed.</text:p>
        </text:list-item>
        <text:list-item>
          <text:p text:style-name="P33"><text:span text:style-name="Strong">Label Relationships</text:span>: Label the lines with cardinality (1-to-many, many-to-many).</text:p>
        </text:list-item>
      </text:list>
      <text:h text:style-name="P1" text:outline-level="3">Visual ER Diagram:</text:h>
      <text:list text:style-name="WWNum22">
        <text:list-item>
          <text:p text:style-name="P34"><text:span text:style-name="Strong">Entities and Attributes</text:span>:</text:p>
          <text:list>
            <text:list-item>
              <text:p text:style-name="P43"><text:span text:style-name="Strong">CAR</text:span>: CarID (PK), Model, Make, Year, Status</text:p>
            </text:list-item>
            <text:list-item>
              <text:p text:style-name="P43"><text:span text:style-name="Strong">Customer</text:span>: CustID (PK), Name, Address, Phone</text:p>
            </text:list-item>
            <text:list-item>
              <text:p text:style-name="P43"><text:span text:style-name="Strong">Rental</text:span>: RentalID (PK), CarID (FK), CustID (FK), RentalDate, ReturnDate</text:p>
            </text:list-item>
            <text:list-item>
              <text:p text:style-name="P43"><text:span text:style-name="Strong">Location</text:span>: LocationID (PK), Address</text:p>
            </text:list-item>
            <text:list-item>
              <text:p text:style-name="P43"><text:span text:style-name="Strong">CarLocation</text:span>: CarID (FK), LocationID (FK)</text:p>
            </text:list-item>
          </text:list>
        </text:list-item>
        <text:list-item>
          <text:p text:style-name="P34"><text:span text:style-name="Strong">Relationships</text:span>:</text:p>
          <text:list>
            <text:list-item>
              <text:p text:style-name="P43"><text:span text:style-name="Strong">CAR</text:span> ───&lt; <text:span text:style-name="Strong">Rental</text:span>: One-to-Many</text:p>
            </text:list-item>
            <text:list-item>
              <text:p text:style-name="P43"><text:span text:style-name="Strong">Customer</text:span> ───&lt; <text:span text:style-name="Strong">Rental</text:span>: One-to-Many</text:p>
            </text:list-item>
            <text:list-item>
              <text:p text:style-name="P43"><text:soft-page-break/><text:span text:style-name="Strong">CAR</text:span> ───&lt; <text:span text:style-name="Strong">CarLocation</text:span>: Many-to-Many</text:p>
            </text:list-item>
            <text:list-item>
              <text:p text:style-name="P44"><text:span text:style-name="Strong">Location</text:span> ───&lt; <text:span text:style-name="Strong">CarLocation</text:span>: Many-to-Many</text:p>
            </text:list-item>
          </text:list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9"><text:soft-page-break/>Data Visualization:</text:p>
      <text:p text:style-name="P24"/>
      <text:p text:style-name="P24" loext:marker-style-name="T7"><text:span text:style-name="T7">+------------------+ <text:s text:c="7"/>+------------------+ <text:s text:c="7"/>+------------------+</text:span></text:p>
      <text:p text:style-name="P24" loext:marker-style-name="T7"><text:span text:style-name="T7">| <text:s text:c="5"/>CAR <text:s text:c="8"/>| <text:s text:c="7"/>| <text:s text:c="4"/>Rental <text:s text:c="6"/>| <text:s text:c="7"/>| <text:s text:c="3"/>Customer <text:s text:c="5"/>|</text:span></text:p>
      <text:p text:style-name="P24" loext:marker-style-name="T7"><text:span text:style-name="T7">|------------------| <text:s text:c="7"/>|------------------| <text:s text:c="7"/>|------------------|</text:span></text:p>
      <text:p text:style-name="P24" loext:marker-style-name="T7"><text:span text:style-name="T7">| CarID (PK) <text:s text:c="6"/>| <text:s text:c="7"/>| RentalID (PK) <text:s text:c="3"/>| <text:s text:c="7"/>| CustID (PK) <text:s text:c="5"/>|</text:span></text:p>
      <text:p text:style-name="P24" loext:marker-style-name="T7"><text:span text:style-name="T7">| Model <text:s text:c="11"/>| <text:s text:c="7"/>| CarID (FK) <text:s text:c="6"/>| <text:s text:c="7"/>| Name <text:s text:c="12"/>|</text:span></text:p>
      <text:p text:style-name="P24" loext:marker-style-name="T7"><text:span text:style-name="T7">| Make <text:s text:c="12"/>| <text:s text:c="7"/>| CustID (FK) <text:s text:c="5"/>| <text:s text:c="7"/>| Address <text:s text:c="9"/>|</text:span></text:p>
      <text:p text:style-name="P24" loext:marker-style-name="T7"><text:span text:style-name="T7">| Year <text:s text:c="12"/>| <text:s text:c="7"/>| RentalDate <text:s text:c="6"/>| <text:s text:c="7"/>| Phone <text:s text:c="11"/>|</text:span></text:p>
      <text:p text:style-name="P24" loext:marker-style-name="T7"><text:span text:style-name="T7">| Status <text:s text:c="10"/>| <text:s text:c="7"/>| ReturnDate <text:s text:c="6"/>| <text:s text:c="7"/>+------------------+</text:span></text:p>
      <text:p text:style-name="P24" loext:marker-style-name="T7"><text:span text:style-name="T7">+------------------+ <text:s text:c="7"/>+------------------+</text:span></text:p>
      <text:p text:style-name="P24" loext:marker-style-name="T7"><text:span text:style-name="T7"><text:s text:c="7"/>| <text:s text:c="25"/>| <text:s text:c="20"/>|</text:span></text:p>
      <text:p text:style-name="P24" loext:marker-style-name="T7"><text:span text:style-name="T7"><text:s text:c="7"/>| 1 <text:s text:c="23"/>| N <text:s text:c="18"/>| 1</text:span></text:p>
      <text:p text:style-name="P24" loext:marker-style-name="T7"><text:span text:style-name="T7"><text:s text:c="7"/>| <text:s text:c="25"/>| <text:s text:c="20"/>|</text:span></text:p>
      <text:p text:style-name="P24" loext:marker-style-name="T7"><text:span text:style-name="T7"><text:s text:c="7"/>| <text:s text:c="25"/>| N <text:s text:c="18"/>| N</text:span></text:p>
      <text:p text:style-name="P24" loext:marker-style-name="T7"><text:span text:style-name="T7"><text:s text:c="7"/>| <text:s text:c="25"/>v <text:s text:c="20"/>v</text:span></text:p>
      <text:p text:style-name="P24" loext:marker-style-name="T7"><text:span text:style-name="T7"><text:s text:c="7"/>| <text:s text:c="19"/>+------------------+ <text:s text:c="2"/>+------------------+</text:span></text:p>
      <text:p text:style-name="P24" loext:marker-style-name="T7"><text:span text:style-name="T7"><text:s text:c="7"/>| <text:s text:c="19"/>| <text:s text:c="2"/>CarLocation <text:s text:c="3"/>| <text:s text:c="2"/>| <text:s text:c="4"/>Location <text:s text:c="4"/>|</text:span></text:p>
      <text:p text:style-name="P24" loext:marker-style-name="T7"><text:span text:style-name="T7"><text:s text:c="7"/>| <text:s text:c="19"/>|------------------| <text:s text:c="2"/>|------------------|</text:span></text:p>
      <text:p text:style-name="P24" loext:marker-style-name="T7"><text:span text:style-name="T7"><text:s text:c="7"/>+------------------&gt; | CarID (FK) <text:s text:c="6"/>| <text:s text:c="2"/>| LocationID (PK) <text:s/>|</text:span></text:p>
      <text:p text:style-name="P24" loext:marker-style-name="T7"><text:span text:style-name="T7"><text:s text:c="28"/>| LocationID (FK) <text:s/>| <text:s text:c="2"/>| Address <text:s text:c="9"/>|</text:span></text:p>
      <text:p text:style-name="P24" loext:marker-style-name="T7"><text:span text:style-name="T7"><text:s text:c="28"/>+------------------+ <text:s text:c="2"/>+------------------</text:span></text:p>
      <text:p text:style-name="P46" loext:marker-style-name="T7"/>
      <text:p text:style-name="P46" loext:marker-style-name="T7"/>
      <text:p text:style-name="P46" loext:marker-style-name="T7"/>
      <text:p text:style-name="P46" loext:marker-style-name="T7"/>
      <text:p text:style-name="P46" loext:marker-style-name="T7"/>
      <text:p text:style-name="P46" loext:marker-style-name="T7"/>
      <text:p text:style-name="P46" loext:marker-style-name="T7"/>
      <text:p text:style-name="P46" loext:marker-style-name="T7"/>
      <text:p text:style-name="P46" loext:marker-style-name="T7"/>
      <text:p text:style-name="P46" loext:marker-style-name="T7"/>
      <text:p text:style-name="P24" loext:marker-style-name="T5"><text:soft-page-break/><text:span text:style-name="T2">Assignment </text:span><text:span text:style-name="T3">3</text:span><text:span text:style-name="T2">: Design a database schema for a library system, including tables, fields, and constraints like NOT NULL, UNIQUE, and CHECK. Include primary and foreign keys to establish relationships between tables.</text:span><text:span text:style-name="T5"> </text:span></text:p>
      <text:p text:style-name="P24" loext:marker-style-name="T5"><text:span text:style-name="T5"/></text:p>
      <text:p text:style-name="P24" loext:marker-style-name="T8"><text:span text:style-name="T9">The following is a suggested database schema for a library system: </text:span></text:p>
      <text:p text:style-name="P24" loext:marker-style-name="T8"><text:span text:style-name="T11">1. Table: Book Fields:</text:span></text:p>
      <text:p text:style-name="P24" loext:marker-style-name="T8"><text:span text:style-name="T9">- book_id (primary key)</text:span></text:p>
      <text:p text:style-name="P24" loext:marker-style-name="T8"><text:span text:style-name="T9">- title</text:span></text:p>
      <text:p text:style-name="P24" loext:marker-style-name="T8"><text:span text:style-name="T9">- author</text:span></text:p>
      <text:p text:style-name="P24" loext:marker-style-name="T8"><text:span text:style-name="T9">- genre</text:span></text:p>
      <text:p text:style-name="P24" loext:marker-style-name="T8"><text:span text:style-name="T9">- publication_year</text:span></text:p>
      <text:p text:style-name="P24" loext:marker-style-name="T8"><text:span text:style-name="T9">- ISBN (unique) </text:span></text:p>
      <text:p text:style-name="P24" loext:marker-style-name="T8"><text:span text:style-name="T11">2. Table: Member Fields:</text:span></text:p>
      <text:p text:style-name="P24" loext:marker-style-name="T8"><text:span text:style-name="T9">- member_id (primary key)</text:span></text:p>
      <text:p text:style-name="P24" loext:marker-style-name="T8"><text:span text:style-name="T9">- first_name</text:span></text:p>
      <text:p text:style-name="P24" loext:marker-style-name="T8"><text:span text:style-name="T9">- last_name</text:span></text:p>
      <text:p text:style-name="P24" loext:marker-style-name="T8"><text:span text:style-name="T9">- address</text:span></text:p>
      <text:p text:style-name="P24" loext:marker-style-name="T8"><text:span text:style-name="T10">- </text:span><text:span text:style-name="T9">phone_number</text:span></text:p>
      <text:p text:style-name="P24" loext:marker-style-name="T8"><text:span text:style-name="T11">3. Table: Borrowing Fields:</text:span></text:p>
      <text:p text:style-name="P24" loext:marker-style-name="T8"><text:span text:style-name="T9">- borrowing_id (primary key)</text:span></text:p>
      <text:p text:style-name="P24" loext:marker-style-name="T8"><text:span text:style-name="T9">- book_id (foreign key referencing Book.book_id)</text:span></text:p>
      <text:p text:style-name="P24" loext:marker-style-name="T8"><text:span text:style-name="T9">- member_id (foreign key referencing Member.member_id)</text:span></text:p>
      <text:p text:style-name="P24" loext:marker-style-name="T8"><text:span text:style-name="T9">- date_borrowed</text:span></text:p>
      <text:p text:style-name="P24" loext:marker-style-name="T8"><text:span text:style-name="T9">- date_due</text:span></text:p>
      <text:p text:style-name="P24" loext:marker-style-name="T8"><text:span text:style-name="T9">- date_returned Constraints:</text:span></text:p>
      <text:p text:style-name="P24" loext:marker-style-name="T8"><text:span text:style-name="T9">- book_id NOT NULL</text:span></text:p>
      <text:p text:style-name="P24" loext:marker-style-name="T8"><text:span text:style-name="T9">- member_id NOT NULL</text:span></text:p>
      <text:p text:style-name="P24" loext:marker-style-name="T8"><text:span text:style-name="T9">- date_borrowed NOT NULL</text:span></text:p>
      <text:p text:style-name="P24" loext:marker-style-name="T8"><text:span text:style-name="T9">- date_due NOT NULL</text:span></text:p>
      <text:p text:style-name="P24" loext:marker-style-name="T8"><text:span text:style-name="T9">- date_returned CHECK (date_returned &gt;= date_borrowed)</text:span></text:p>
      <text:p text:style-name="P50"/>
      <text:p text:style-name="P50"/>
      <text:p text:style-name="P24" loext:marker-style-name="T8"><text:soft-page-break/><text:span text:style-name="T11">4. Table: Reservation Fields</text:span><text:span text:style-name="T9">:</text:span></text:p>
      <text:p text:style-name="P24" loext:marker-style-name="T8"><text:span text:style-name="T9">- reservation_id (primary key)</text:span></text:p>
      <text:p text:style-name="P24" loext:marker-style-name="T8"><text:span text:style-name="T9">- book_id (foreign key referencing Book.book_id)</text:span></text:p>
      <text:p text:style-name="P24" loext:marker-style-name="T8"><text:span text:style-name="T9">- member_id (foreign key referencing Member.member_id)</text:span></text:p>
      <text:p text:style-name="P24" loext:marker-style-name="T8"><text:span text:style-name="T9">- date_reserved Constraints:</text:span></text:p>
      <text:p text:style-name="P24" loext:marker-style-name="T8"><text:span text:style-name="T9">- book_id NOT NULL</text:span></text:p>
      <text:p text:style-name="P24" loext:marker-style-name="T8"><text:span text:style-name="T9">- member_id NOT NULL</text:span></text:p>
      <text:p text:style-name="P24" loext:marker-style-name="T8"><text:span text:style-name="T9">- date_reserved NOT NULL</text:span></text:p>
      <text:p text:style-name="P24" loext:marker-style-name="T8"><text:span text:style-name="T9">With this database schema, the Book table contains information about books in the library, the Member table contains information about library members, the Borrowing table records when a book is borrowed by a member, and the Reservation table records when a member reserves a book. The primary and foreign keys are used to establish relationships between the tables, and constraints such as NOT NULL, UNIQUE, and CHECK are used to ensure data integrity.</text:span><text:span text:style-name="T8"> </text:span></text:p>
      <text:p text:style-name="P24" loext:marker-style-name="T8"><text:span text:style-name="Strong"><text:span text:style-name="T6">Constraints:</text:span></text:span></text:p>
      <text:list text:style-name="WWNum23">
        <text:list-item>
          <text:p text:style-name="P35"><text:span text:style-name="Source_20_Text">Authors</text:span>: <text:span text:style-name="Source_20_Text">AuthorID</text:span> is the primary key, and <text:span text:style-name="Source_20_Text">FirstName</text:span> and <text:span text:style-name="Source_20_Text">LastName</text:span> are required.</text:p>
        </text:list-item>
        <text:list-item>
          <text:p text:style-name="P35"><text:span text:style-name="Source_20_Text">Books</text:span>: <text:span text:style-name="Source_20_Text">BookID</text:span> is the primary key, and <text:span text:style-name="Source_20_Text">Title</text:span>, <text:span text:style-name="Source_20_Text">PublicationDate</text:span>, <text:span text:style-name="Source_20_Text">ISBN</text:span>, <text:span text:style-name="Source_20_Text">AuthorID</text:span>, and <text:span text:style-name="Source_20_Text">PublisherID</text:span> are required. <text:span text:style-name="Source_20_Text">AuthorID</text:span> and <text:span text:style-name="Source_20_Text">PublisherID</text:span> are foreign keys referencing the Authors and Publishers tables, respectively.</text:p>
        </text:list-item>
        <text:list-item>
          <text:p text:style-name="P35"><text:span text:style-name="Source_20_Text">Publishers</text:span>: <text:span text:style-name="Source_20_Text">PublisherID</text:span> is the primary key, and <text:span text:style-name="Source_20_Text">Name</text:span> is required.</text:p>
        </text:list-item>
        <text:list-item>
          <text:p text:style-name="P35"><text:span text:style-name="Source_20_Text">Copies</text:span>: <text:span text:style-name="Source_20_Text">CopyID</text:span> is the primary key, and <text:span text:style-name="Source_20_Text">BookID</text:span>, <text:span text:style-name="Source_20_Text">CopyNumber</text:span>, and <text:span text:style-name="Source_20_Text">Status</text:span> are required. <text:span text:style-name="Source_20_Text">BookID</text:span> is a foreign key referencing the Books table.</text:p>
        </text:list-item>
        <text:list-item>
          <text:p text:style-name="P35"><text:span text:style-name="Source_20_Text">Patrons</text:span>: <text:span text:style-name="Source_20_Text">PatronID</text:span> is the primary key, and <text:span text:style-name="Source_20_Text">FirstName</text:span>, <text:span text:style-name="Source_20_Text">LastName</text:span>, and <text:span text:style-name="Source_20_Text">Email</text:span> are required. <text:span text:style-name="Source_20_Text">Email</text:span> must be unique.</text:p>
        </text:list-item>
        <text:list-item>
          <text:p text:style-name="P36"><text:span text:style-name="Source_20_Text">Borrows</text:span>: <text:span text:style-name="Source_20_Text">BorrowID</text:span> is the primary key, and <text:span text:style-name="Source_20_Text">PatronID</text:span>, <text:span text:style-name="Source_20_Text">CopyID</text:span>, <text:span text:style-name="Source_20_Text">BorrowDate</text:span>, and <text:span text:style-name="Source_20_Text">DueDate</text:span> are required. <text:span text:style-name="Source_20_Text">PatronID</text:span> and <text:span text:style-name="Source_20_Text">CopyID</text:span> are foreign keys referencing the Patrons and Copies tables, respectively.</text:p>
        </text:list-item>
      </text:list>
      <text:p text:style-name="P24"><text:span text:style-name="Strong">Relationships:</text:span></text:p>
      <text:list text:style-name="WWNum24">
        <text:list-item>
          <text:p text:style-name="P37">An author can write many books (one-to-many).</text:p>
        </text:list-item>
        <text:list-item>
          <text:p text:style-name="P37">A book is written by one author (many-to-one).</text:p>
        </text:list-item>
        <text:list-item>
          <text:p text:style-name="P37">A publisher can publish many books (one-to-many).</text:p>
        </text:list-item>
        <text:list-item>
          <text:p text:style-name="P37">A book is published by one publisher (many-to-one).</text:p>
        </text:list-item>
        <text:list-item>
          <text:p text:style-name="P37">A book can have many copies (one-to-many).</text:p>
        </text:list-item>
        <text:list-item>
          <text:p text:style-name="P37">A copy belongs to one book (many-to-one).</text:p>
        </text:list-item>
        <text:list-item>
          <text:p text:style-name="P37">A patron can borrow many books (one-to-many).</text:p>
        </text:list-item>
        <text:list-item>
          <text:p text:style-name="P37">A book can be borrowed by many patrons (many-to-many, via the Borrows table).</text:p>
        </text:list-item>
        <text:list-item>
          <text:p text:style-name="P38">A borrow transaction is associated with one patron and one copy (many-to-one).</text:p>
        </text:list-item>
      </text:list>
      <text:p text:style-name="P24"><text:soft-page-break/>This schema captures the essential information for a library system, including authors, books, publishers, copies, patrons, and borrow transactions. The relationships between tables are established using primary and foreign keys, ensuring data consistency and integrity.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25" loext:marker-style-name="T8"><text:span text:style-name="T5"/></text:p>
      <text:p text:style-name="P47" loext:marker-style-name="T8"><text:soft-page-break/><text:span text:style-name="T5">Assignment 4: Create an ER Diagram for Digilocker</text:span></text:p>
      <text:p text:style-name="P47" loext:marker-style-name="T8"><text:span text:style-name="T5"/></text:p>
      <text:p text:style-name="P45" loext:marker-style-name="T8">Creating an Entity-Relationship (ER) diagram for DigiLocker involves identifying the main entities, their attributes, and the relationships between them. DigiLocker is a platform for issuing and verifying documents and certificates digitally. Here is a conceptual ER diagram for DigiLocker:</text:p>
      <text:h text:style-name="Heading_20_3" text:outline-level="3" loext:marker-style-name="T8">Entities and Attributes:</text:h>
      <text:list text:style-name="L1">
        <text:list-item>
          <text:p text:style-name="P51" loext:marker-style-name="T8"><text:span text:style-name="Strong_20_Emphasis">User</text:span></text:p>
          <text:list>
            <text:list-item>
              <text:p text:style-name="P52" loext:marker-style-name="T8">UserID (Primary Key)</text:p>
            </text:list-item>
            <text:list-item>
              <text:p text:style-name="P52" loext:marker-style-name="T8">Name</text:p>
            </text:list-item>
            <text:list-item>
              <text:p text:style-name="P52" loext:marker-style-name="T8">Email</text:p>
            </text:list-item>
            <text:list-item>
              <text:p text:style-name="P52" loext:marker-style-name="T8">Phone</text:p>
            </text:list-item>
            <text:list-item>
              <text:p text:style-name="P52" loext:marker-style-name="T8">Address</text:p>
            </text:list-item>
            <text:list-item>
              <text:p text:style-name="P52" loext:marker-style-name="T8">DateOfBirth</text:p>
            </text:list-item>
            <text:list-item>
              <text:p text:style-name="P52" loext:marker-style-name="T8">Gender</text:p>
            </text:list-item>
          </text:list>
        </text:list-item>
        <text:list-item>
          <text:p text:style-name="P51" loext:marker-style-name="T8"><text:span text:style-name="Strong_20_Emphasis">Document</text:span></text:p>
          <text:list>
            <text:list-item>
              <text:p text:style-name="P52" loext:marker-style-name="T8">DocumentID (Primary Key)</text:p>
            </text:list-item>
            <text:list-item>
              <text:p text:style-name="P52" loext:marker-style-name="T8">UserID (Foreign Key)</text:p>
            </text:list-item>
            <text:list-item>
              <text:p text:style-name="P52" loext:marker-style-name="T8">DocumentType</text:p>
            </text:list-item>
            <text:list-item>
              <text:p text:style-name="P52" loext:marker-style-name="T8">IssueDate</text:p>
            </text:list-item>
            <text:list-item>
              <text:p text:style-name="P52" loext:marker-style-name="T8">ExpiryDate</text:p>
            </text:list-item>
            <text:list-item>
              <text:p text:style-name="P52" loext:marker-style-name="T8">IssuingAuthority</text:p>
            </text:list-item>
            <text:list-item>
              <text:p text:style-name="P52" loext:marker-style-name="T8">DocumentURL</text:p>
            </text:list-item>
          </text:list>
        </text:list-item>
        <text:list-item>
          <text:p text:style-name="P51" loext:marker-style-name="T8"><text:span text:style-name="Strong_20_Emphasis">Issuer</text:span></text:p>
          <text:list>
            <text:list-item>
              <text:p text:style-name="P52" loext:marker-style-name="T8">IssuerID (Primary Key)</text:p>
            </text:list-item>
            <text:list-item>
              <text:p text:style-name="P52" loext:marker-style-name="T8">Name</text:p>
            </text:list-item>
            <text:list-item>
              <text:p text:style-name="P52" loext:marker-style-name="T8">Type (e.g., Government, Educational Institution, etc.)</text:p>
            </text:list-item>
            <text:list-item>
              <text:p text:style-name="P52" loext:marker-style-name="T8">ContactInformation</text:p>
            </text:list-item>
          </text:list>
        </text:list-item>
        <text:list-item>
          <text:p text:style-name="P51" loext:marker-style-name="T8"><text:span text:style-name="Strong_20_Emphasis">Sharing</text:span></text:p>
          <text:list>
            <text:list-item>
              <text:p text:style-name="P52" loext:marker-style-name="T8">SharingID (Primary Key)</text:p>
            </text:list-item>
            <text:list-item>
              <text:p text:style-name="P52" loext:marker-style-name="T8">DocumentID (Foreign Key)</text:p>
            </text:list-item>
            <text:list-item>
              <text:p text:style-name="P52" loext:marker-style-name="T8">UserID (Foreign Key)</text:p>
            </text:list-item>
            <text:list-item>
              <text:p text:style-name="P52" loext:marker-style-name="T8">SharedWithUserID (Foreign Key)</text:p>
            </text:list-item>
            <text:list-item>
              <text:p text:style-name="P52" loext:marker-style-name="T8">SharedDate</text:p>
            </text:list-item>
            <text:list-item>
              <text:p text:style-name="P52" loext:marker-style-name="T8">AccessLevel (e.g., View, Edit, Download)</text:p>
            </text:list-item>
          </text:list>
        </text:list-item>
        <text:list-item>
          <text:p text:style-name="P51" loext:marker-style-name="T8"><text:span text:style-name="Strong_20_Emphasis">Notification</text:span></text:p>
          <text:list>
            <text:list-item>
              <text:p text:style-name="P52" loext:marker-style-name="T8">NotificationID (Primary Key)</text:p>
            </text:list-item>
            <text:list-item>
              <text:p text:style-name="P52" loext:marker-style-name="T8">UserID (Foreign Key)</text:p>
            </text:list-item>
            <text:list-item>
              <text:p text:style-name="P52" loext:marker-style-name="T8">Message</text:p>
            </text:list-item>
            <text:list-item>
              <text:p text:style-name="P51" loext:marker-style-name="T8">Date</text:p>
            </text:list-item>
          </text:list>
        </text:list-item>
      </text:list>
      <text:h text:style-name="Heading_20_3" text:outline-level="3" loext:marker-style-name="T8"><text:soft-page-break/>Relationships:</text:h>
      <text:list text:style-name="L2">
        <text:list-item>
          <text:p text:style-name="P55" loext:marker-style-name="T8">A <text:span text:style-name="Strong_20_Emphasis">User</text:span> can have multiple <text:span text:style-name="Strong_20_Emphasis">Documents</text:span>.</text:p>
        </text:list-item>
        <text:list-item>
          <text:p text:style-name="P55" loext:marker-style-name="T8">A <text:span text:style-name="Strong_20_Emphasis">Document</text:span> is issued by one <text:span text:style-name="Strong_20_Emphasis">Issuer</text:span>.</text:p>
        </text:list-item>
        <text:list-item>
          <text:p text:style-name="P55" loext:marker-style-name="T8">A <text:span text:style-name="Strong_20_Emphasis">User</text:span> can share <text:span text:style-name="Strong_20_Emphasis">Documents</text:span> with other <text:span text:style-name="Strong_20_Emphasis">Users</text:span>.</text:p>
        </text:list-item>
        <text:list-item>
          <text:p text:style-name="P54" loext:marker-style-name="T8">A <text:span text:style-name="Strong_20_Emphasis">User</text:span> can receive multiple <text:span text:style-name="Strong_20_Emphasis">Notifications</text:span>.</text:p>
        </text:list-item>
      </text:list>
      <text:h text:style-name="P2" text:outline-level="3" loext:marker-style-name="T8">Explanation:</text:h>
      <text:list text:style-name="L3">
        <text:list-item>
          <text:p text:style-name="P57" loext:marker-style-name="T8">The <text:span text:style-name="Strong_20_Emphasis">User</text:span> entity has a one-to-many relationship with the <text:span text:style-name="Strong_20_Emphasis">Document</text:span> entity, as each user can have multiple documents.</text:p>
        </text:list-item>
        <text:list-item>
          <text:p text:style-name="P57" loext:marker-style-name="T8">The <text:span text:style-name="Strong_20_Emphasis">Document</text:span> entity has a many-to-one relationship with the <text:span text:style-name="Strong_20_Emphasis">Issuer</text:span> entity, as each document is issued by one issuer.</text:p>
        </text:list-item>
        <text:list-item>
          <text:p text:style-name="P57" loext:marker-style-name="T8">The <text:span text:style-name="Strong_20_Emphasis">Sharing</text:span> entity connects <text:span text:style-name="Strong_20_Emphasis">User</text:span> and <text:span text:style-name="Strong_20_Emphasis">Document</text:span> entities, representing that a user can share documents with other users. This entity also captures the access level and the date of sharing.</text:p>
        </text:list-item>
        <text:list-item>
          <text:p text:style-name="P56" loext:marker-style-name="T8">The <text:span text:style-name="Strong_20_Emphasis">Notification</text:span> entity has a one-to-many relationship with the <text:span text:style-name="Strong_20_Emphasis">User</text:span> entity, representing the notifications a user receives.</text:p>
        </text:list-item>
      </text:list>
      <text:p text:style-name="Text_20_body" loext:marker-style-name="T8">This diagram gives a high-level overview of the relationships and key entities within the DigiLocker system.</text:p>
      <text:p text:style-name="P53" loext:marker-style-name="T8"/>
      <text:p text:style-name="P48" loext:marker-style-name="T8">ER DIAGRAM: </text:p>
      <text:p text:style-name="P48" loext:marker-style-name="T8">+------------+ <text:s text:c="8"/>+------------+ <text:s text:c="8"/>+-----------+</text:p>
      <text:p text:style-name="P48" loext:marker-style-name="T8">| <text:s text:c="2"/>User <text:s text:c="4"/>| <text:s text:c="8"/>| <text:s text:c="2"/>Document | <text:s text:c="8"/>| <text:s/>Issuer <text:s text:c="2"/>|</text:p>
      <text:p text:style-name="P48" loext:marker-style-name="T8">+------------+ <text:s text:c="8"/>+------------+ <text:s text:c="8"/>+-----------+</text:p>
      <text:p text:style-name="P48" loext:marker-style-name="T8">| UserID PK <text:s/>|&lt;-------&gt;| UserID FK <text:s/>| <text:s text:c="4"/>| IssuerID PK|</text:p>
      <text:p text:style-name="P48" loext:marker-style-name="T8">| Name <text:s text:c="6"/>| <text:s text:c="8"/>| DocumentID PK|------&gt;| Name <text:s text:c="6"/>|</text:p>
      <text:p text:style-name="P48" loext:marker-style-name="T8">| Email <text:s text:c="5"/>| <text:s text:c="8"/>| DocumentType| <text:s text:c="8"/>| Type <text:s text:c="6"/>|</text:p>
      <text:p text:style-name="P48" loext:marker-style-name="T8">| Phone <text:s text:c="5"/>| <text:s text:c="8"/>| IssueDate <text:s text:c="2"/>| <text:s text:c="13"/>| ContactInfo|</text:p>
      <text:p text:style-name="P48" loext:marker-style-name="T8">| Address <text:s text:c="3"/>| <text:s text:c="8"/>| ExpiryDate <text:s/>| <text:s text:c="8"/>+-----------+</text:p>
      <text:p text:style-name="P48" loext:marker-style-name="T8">| DateOfBirth| <text:s text:c="8"/>| IssuingAuth | <text:s text:c="8"/></text:p>
      <text:p text:style-name="P48" loext:marker-style-name="T8">| Gender <text:s text:c="4"/>| <text:s text:c="8"/>| DocumentURL |</text:p>
      <text:p text:style-name="P48" loext:marker-style-name="T8">+------------+ <text:s text:c="8"/>+------------+ <text:s text:c="8"/></text:p>
      <text:p text:style-name="P48" loext:marker-style-name="T8"><text:s text:c="7"/>| <text:s text:c="21"/>| <text:s text:c="23"/></text:p>
      <text:p text:style-name="P48" loext:marker-style-name="T8"><text:s text:c="7"/>| <text:s text:c="21"/>| <text:s text:c="24"/></text:p>
      <text:p text:style-name="P48" loext:marker-style-name="T8"><text:s text:c="7"/>| <text:s text:c="21"/>| <text:s text:c="20"/></text:p>
      <text:p text:style-name="P48" loext:marker-style-name="T8">+------------+ <text:s text:c="8"/>+------------+ <text:s text:c="8"/></text:p>
      <text:p text:style-name="P48" loext:marker-style-name="T8">| Notification| <text:s text:c="8"/>| <text:s/>Sharing <text:s/>|</text:p>
      <text:p text:style-name="P48" loext:marker-style-name="T8">+------------+ <text:s text:c="8"/>+------------+ <text:s text:c="8"/></text:p>
      <text:p text:style-name="P48" loext:marker-style-name="T8">| NotificationID PK| <text:s text:c="2"/>| SharingID PK| <text:s text:c="8"/></text:p>
      <text:p text:style-name="P48" loext:marker-style-name="T8">| UserID FK <text:s text:c="2"/>| <text:s text:c="7"/>| DocumentID FK| <text:s text:c="8"/></text:p>
      <text:p text:style-name="P48" loext:marker-style-name="T8">| Message <text:s text:c="4"/>| <text:s text:c="9"/>| UserID FK <text:s text:c="3"/>| <text:s text:c="8"/></text:p>
      <text:p text:style-name="P48" loext:marker-style-name="T8">| Date <text:s text:c="7"/>| <text:s text:c="12"/>| SharedWithUserID FK| <text:s text:c="8"/></text:p>
      <text:p text:style-name="P48" loext:marker-style-name="T8">+------------+ <text:s text:c="11"/>| SharedDate <text:s/>| <text:s text:c="7"/></text:p>
      <text:p text:style-name="P48" loext:marker-style-name="T8"><text:s text:c="34"/>| AccessLevel | <text:s text:c="7"/></text:p>
      <text:p text:style-name="P48" loext:marker-style-name="T8"><text:s text:c="34"/>+------------+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swiss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" style:family="text">
      <style:text-properties fo:font-weight="bold" style:font-weight-asian="bold" style:font-weight-complex="bold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Symbol" style:font-family-complex="Symbol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>
      <style:text-properties style:font-name-complex="Symbol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Symbol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Symbol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Symbol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Symbol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-complex="Symbol" style:font-family-complex="Symbol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Symbol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Symbol" style:font-family-complex="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Symbol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Symbol" style:font-family-complex="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Symbol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Symbol" style:font-family-complex="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Symbol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Symbol" style:font-family-complex="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Symbol" style:font-family-complex="Symbol" style:font-family-generic-complex="system" style:font-pitch-complex="variable"/>
    </style:style>
    <style:style style:name="ListLabel_20_204" style:display-name="ListLabel 204" style:family="text">
      <style:text-properties style:font-name-complex="Symbol" style:font-family-complex="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Symbol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-complex="Symbol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Symbol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-complex="Symbol" style:font-family-complex="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Symbol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-complex="Symbol" style:font-family-complex="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Symbol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-complex="Symbol" style:font-family-complex="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22:42:25.893000000</meta:creation-date>
    <dc:date>2024-06-12T22:52:04.895000000</dc:date>
    <meta:editing-duration>PT9M38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2" meta:paragraph-count="304" meta:word-count="2009" meta:character-count="14469" meta:non-whitespace-character-count="11195"/>
  </office:meta>
</office:document-meta>
</file>